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monospace1" svg:font-family="monospace" style:font-pitch="fixed"/>
  </office:font-face-decls>
  <office:automatic-styles>
    <style:style style:name="P1" style:family="paragraph" style:parent-style-name="Standard">
      <style:text-properties officeooo:rsid="0008c854" officeooo:paragraph-rsid="0008c854"/>
    </style:style>
    <style:style style:name="P2" style:family="paragraph" style:parent-style-name="Standard">
      <style:text-properties fo:font-size="12pt" officeooo:rsid="0008c854" officeooo:paragraph-rsid="0008c854" style:font-size-asian="12pt" style:font-size-complex="12pt"/>
    </style:style>
    <style:style style:name="P3" style:family="paragraph" style:parent-style-name="Standard">
      <style:text-properties officeooo:rsid="0008c854" officeooo:paragraph-rsid="000a17eb"/>
    </style:style>
    <style:style style:name="P4" style:family="paragraph" style:parent-style-name="Standard">
      <style:paragraph-properties fo:text-align="center" style:justify-single-word="false"/>
      <style:text-properties officeooo:rsid="0008c854" officeooo:paragraph-rsid="000a17eb"/>
    </style:style>
    <style:style style:name="P5" style:family="paragraph" style:parent-style-name="Standard">
      <style:text-properties officeooo:rsid="0008c854" officeooo:paragraph-rsid="0008c854"/>
    </style:style>
    <style:style style:name="P6" style:family="paragraph" style:parent-style-name="Standard">
      <style:text-properties officeooo:rsid="000a17eb" officeooo:paragraph-rsid="000a17eb"/>
    </style:style>
    <style:style style:name="P7" style:family="paragraph" style:parent-style-name="Standard">
      <style:text-properties style:font-name="monospace1" officeooo:rsid="000a17eb" officeooo:paragraph-rsid="000a17eb"/>
    </style:style>
    <style:style style:name="P8" style:family="paragraph" style:parent-style-name="Standard">
      <style:text-properties style:font-name="monospace1" fo:font-size="12pt" officeooo:rsid="0008c854" officeooo:paragraph-rsid="0008c854" style:font-size-asian="12pt" style:font-size-complex="12pt"/>
    </style:style>
    <style:style style:name="P9" style:family="paragraph" style:parent-style-name="Standard">
      <style:text-properties style:font-name="monospace1" officeooo:rsid="0008c854" officeooo:paragraph-rsid="0008c854"/>
    </style:style>
    <style:style style:name="T1" style:family="text">
      <style:text-properties fo:font-variant="normal" fo:text-transform="none" fo:color="#990099" loext:opacity="100%" style:font-name="monospace" fo:font-size="4.80000019073486pt" fo:letter-spacing="normal" fo:font-style="normal" fo:font-weight="normal"/>
    </style:style>
    <style:style style:name="T2" style:family="text">
      <style:text-properties fo:font-variant="normal" fo:text-transform="none" fo:color="#990099" loext:opacity="100%" style:font-name="monospace" fo:letter-spacing="normal" fo:font-style="normal" fo:font-weight="normal"/>
    </style:style>
    <style:style style:name="T3" style:family="text">
      <style:text-properties fo:font-variant="normal" fo:text-transform="none" fo:color="#990099" loext:opacity="100%" style:font-name="monospace" fo:letter-spacing="normal" fo:font-style="normal" fo:font-weight="normal" officeooo:rsid="000a17eb"/>
    </style:style>
    <style:style style:name="T4" style:family="text">
      <style:text-properties fo:font-variant="normal" fo:text-transform="none" fo:color="#990099" loext:opacity="100%" style:font-name="monospace" fo:font-size="12pt" fo:letter-spacing="normal" fo:font-style="normal" fo:font-weight="normal" officeooo:rsid="000a17eb" style:font-size-asian="12pt" style:font-size-complex="12pt"/>
    </style:style>
    <style:style style:name="T5" style:family="text">
      <style:text-properties fo:font-variant="normal" fo:text-transform="none" fo:color="#990099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onospace" fo:font-size="4.80000019073486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a17eb" style:font-size-asian="12pt" style:font-size-complex="12pt"/>
    </style:style>
    <style:style style:name="T11" style:family="text">
      <style:text-properties fo:font-variant="normal" fo:text-transform="none" fo:color="#008000" loext:opacity="100%" style:font-name="monospace" fo:font-size="4.80000019073486pt" fo:letter-spacing="normal" fo:font-style="normal" fo:font-weight="normal"/>
    </style:style>
    <style:style style:name="T12" style:family="text">
      <style:text-properties fo:font-variant="normal" fo:text-transform="none" fo:color="#008000" loext:opacity="100%" style:font-name="monospace" fo:letter-spacing="normal" fo:font-style="normal" fo:font-weight="normal"/>
    </style:style>
    <style:style style:name="T13" style:family="text">
      <style:text-properties fo:font-variant="normal" fo:text-transform="none" fo:color="#008000" loext:opacity="100%" fo:letter-spacing="normal" fo:font-style="normal" fo:font-weight="normal"/>
    </style:style>
    <style:style style:name="T14" style:family="text">
      <style:text-properties fo:font-variant="normal" fo:text-transform="none" fo:color="#069a2e" loext:opacity="100%" style:font-name="monospace" fo:font-size="12pt" fo:letter-spacing="normal" fo:font-style="normal" fo:font-weight="normal" officeooo:rsid="000a17eb" style:font-size-asian="12pt" style:font-size-complex="12pt"/>
    </style:style>
    <style:style style:name="T15" style:family="text">
      <style:text-properties officeooo:rsid="000a17eb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style:text-underline-style="solid" style:text-underline-width="bold" style:text-underline-color="font-color" fo:font-weight="bold" officeooo:rsid="000a17eb" style:font-size-asian="15pt" style:font-weight-asian="bold" style:font-size-complex="15pt" style:font-weight-complex="bold"/>
    </style:style>
    <style:style style:name="T18" style:family="text">
      <style:text-properties fo:color="#069a2e" loext:opacity="100%"/>
    </style:style>
    <style:style style:name="T19" style:family="text">
      <style:text-properties fo:color="#990099" loext:opacity="100%"/>
    </style:style>
    <style:style style:name="T20" style:family="text">
      <style:text-properties fo:color="#990099" loext:opacity="100%" fo:font-weight="bold" style:font-weight-asian="bold" style:font-weight-complex="bold"/>
    </style:style>
    <style:style style:name="T21" style:family="text">
      <style:text-properties fo:color="#990099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<text:span text:style-name="T16"><text:s text:c="2"/></text:span><text:span text:style-name="T17">Requête SQL</text:span></text:p>
      <text:p text:style-name="P3"/>
      <text:p text:style-name="P3">1-) comnien d’habitant dans toutes l<text:span text:style-name="T15">e</text:span>s communes en 2010</text:p>
      <text:p text:style-name="P1"/>
      <text:p text:style-name="P9">. <text:span text:style-name="T19">Select</text:span> sum(<text:span text:style-name="T18">‘population_2010’</text:span>)</text:p>
      <text:p text:style-name="P9">.<text:span text:style-name="T19">from</text:span> <text:span text:style-name="T18">’commune’</text:span></text:p>
      <text:p text:style-name="P1"/>
      <text:p text:style-name="P1">2-) combien de communes dans le departement de 75?</text:p>
      <text:p text:style-name="P1"/>
      <text:p text:style-name="P9">.<text:span text:style-name="T19">select</text:span> count(<text:span text:style-name="T18">‘code_commune’</text:span>)</text:p>
      <text:p text:style-name="P9">.<text:span text:style-name="T19">From</text:span> <text:span text:style-name="T18">‘communes’</text:span></text:p>
      <text:p text:style-name="P9">.<text:span text:style-name="T19">Where</text:span> <text:span text:style-name="T18">‘num_departement’</text:span>=<text:span text:style-name="T18">’75’</text:span></text:p>
      <text:p text:style-name="P1"/>
      <text:p text:style-name="P1">3-) quelles sont lers deux plus petites commune , en superficie</text:p>
      <text:p text:style-name="P1"/>
      <text:p text:style-name="P9">. <text:span text:style-name="T19">Select</text:span> nom_commune</text:p>
      <text:p text:style-name="P9">. <text:span text:style-name="T19">From</text:span> communes</text:p>
      <text:p text:style-name="P9">. <text:span text:style-name="T19">order by</text:span> surface <text:span text:style-name="T19">asc</text:span> Limit 2;</text:p>
      <text:p text:style-name="P1"/>
      <text:p text:style-name="P1">4-)quelles sont les deux communes les plus peuplées ?</text:p>
      <text:p text:style-name="P1"/>
      <text:p text:style-name="P9">. <text:span text:style-name="T19">Select</text:span> nom_commune, population_2010</text:p>
      <text:p text:style-name="P9">. <text:span text:style-name="T19">From</text:span> communes </text:p>
      <text:p text:style-name="P9">. <text:span text:style-name="T19">Order by</text:span> population_2010 <text:span text:style-name="T19">desc</text:span> limit 2;</text:p>
      <text:p text:style-name="P1"/>
      <text:p text:style-name="P1">5-)</text:p>
      <text:p text:style-name="P1">6-)</text:p>
      <text:p text:style-name="P6"/>
      <text:p text:style-name="P3"><text:span text:style-name="T4">Select </text:span><text:span text:style-name="T14">‘Nom_commune’</text:span><text:span text:style-name="T10"> , </text:span><text:span text:style-name="T14">‘population_2010’</text:span><text:span text:style-name="T10"> /</text:span><text:span text:style-name="T14">’surface’</text:span><text:span text:style-name="T4"> AS <text:s/></text:span><text:span text:style-name="T14">‘densite’</text:span></text:p>
      <text:p text:style-name="P7"><text:span text:style-name="T21">From</text:span> <text:span text:style-name="T18">’commune’</text:span></text:p>
      <text:p text:style-name="P6"/>
      <text:p text:style-name="P1">7-) en utulisant une requete sql, modifier la structure de la table commune en suprimant la colone puplation_1999</text:p>
      <text:p text:style-name="P1"/>
      <text:p text:style-name="P2"><text:span text:style-name="T2">ALTER</text:span><text:span text:style-name="T9"> </text:span><text:span text:style-name="T2">TABLE</text:span><text:span text:style-name="T9"> Communes </text:span><text:span text:style-name="T2">DROP </text:span><text:span text:style-name="T12">'population_1999'</text:span> </text:p>
      <text:p text:style-name="P2"/>
      <text:p text:style-name="P2">8-) en utilisant une requete sql, changer le nom de l’attribut population_2010 par population_VF</text:p>
      <text:p text:style-name="P2"/>
      <text:p text:style-name="P8"><text:span text:style-name="T5">ALTER</text:span><text:span text:style-name="T7"> </text:span><text:span text:style-name="T5">TABLE</text:span><text:span text:style-name="T7"> Communes</text:span></text:p>
      <text:p text:style-name="P8"><text:span text:style-name="T5">DROP</text:span><text:span text:style-name="T7"> </text:span><text:span text:style-name="T13">'population_1999'</text:span> </text:p>
      <text:p text:style-name="P2"/>
      <text:p text:style-name="P2">9-) suprimer la commune <text:s/>num 75015</text:p>
      <text:p text:style-name="P2"/>
      <text:p text:style-name="P8"><text:span text:style-name="T19">Delete from</text:span> communes <text:span text:style-name="T19">Where</text:span> <text:span text:style-name="T18">‘num_commune’</text:span>= 7501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monospace1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5T09:29:10.853000000</meta:creation-date>
    <dc:date>2023-01-12T19:44:02.754000000</dc:date>
    <meta:editing-duration>PT10H58M40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7" meta:word-count="143" meta:character-count="977" meta:non-whitespace-character-count="852"/>
  </office:meta>
</office:document-meta>
</file>